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985cm" svg:height="0.762cm" draw:transform="skewX (-0.00034906585039886) rotate (-1.97309471937959) translate (5.33428883552821cm 3.5398589835433cm)" svg:viewBox="0 0 4986 763" svg:d="M50 654c341 30 1464 99 2183 106 720 9 2540-9 2633-39 122-39 203-644-25-655-228-10-1469 130-2306 138-836 13-2048-130-2403-204-122-16-181 645-82 654z">
          <text:p/>
        </draw:path>
        <draw:path draw:style-name="gr1" draw:text-style-name="P1" draw:layer="layout" svg:width="4.781cm" svg:height="1.088cm" draw:transform="skewX (-0.000349065850398863) rotate (-1.18577669380495) translate (5.59204134706709cm 3.02896178053831cm)" svg:viewBox="0 0 4782 1089" svg:d="M399 1089c238-6 1058-288 2175-325 1118-36 1803 79 2179 75 125 3-191-789-307-805-349-46-1124-41-2033-13-908 30-2020 211-2304 258s49 815 290 810z">
          <text:p/>
        </draw:path>
        <draw:path draw:style-name="gr1" draw:text-style-name="P1" draw:layer="layout" svg:width="1.6cm" svg:height="3.478cm" draw:transform="skewX (0.00122173047639603) rotate (-1.55229583672376) translate (6.7871670420358cm 5.7096243791604cm)" svg:viewBox="0 0 1601 3479" svg:d="M1600 3265c-88-185-457-829-607-1513-148-681-167-1144-180-1437-14-297-810-427-813-199-3 227 149 1137 340 1822 191 689 407 1118 501 1413s787 1 759-86z">
          <text:p/>
        </draw:path>
        <draw:path draw:style-name="gr1" draw:text-style-name="P1" draw:layer="layout" svg:width="0.902cm" svg:height="0.661cm" draw:transform="rotate (-2.15687788961459) translate (5.51579114539899cm 3.3107947751292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244346095279204) rotate (-2.1556561591382) translate (3.5934736659504cm 7.6523561881004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3cm" svg:height="0.661cm" draw:transform="rotate (-2.15757602131539) translate (7.36765777377039cm 7.21861510383239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rotate (-2.15687788961459) translate (7.09662447873229cm 5.86496144179589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608) rotate (-2.1556561591382) translate (4.10362398526101cm 6.709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rotate (-2.15687788961459) translate (4.63545781206569cm 2.394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598) rotate (-2.1556561591382) translate (6.40245731859431cm 2.25762916649461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21:37:45.078000000</dc:date>
    <meta:editing-duration>PT2M52S</meta:editing-duration>
    <meta:editing-cycles>3</meta:editing-cycles>
    <meta:generator>LibreOffice/24.2.4.2$Windows_X86_64 LibreOffice_project/51a6219feb6075d9a4c46691dcfe0cd9c4fff3c2</meta:generator>
    <meta:document-statistic meta:object-count="10"/>
  </office:meta>
</office:document-meta>
</file>